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da1" svg:font-family="Mada"/>
    <style:font-face style:name="Reem Kufi Regular" svg:font-family="'Reem Kuf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da" svg:font-family="Mada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367ff" officeooo:paragraph-rsid="001367ff" style:font-name-complex="Reem Kufi Regula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أ ب ج د ه و 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da1" svg:font-family="Mada"/>
    <style:font-face style:name="Reem Kufi Regular" svg:font-family="'Reem Kuf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da" svg:font-family="Mada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da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d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Mada" style:font-family-complex="Ma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da1" style:font-family-complex="Mada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da1" style:font-family-complex="Ma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da1" style:font-family-complex="Mad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rl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6:32:39.369612647</meta:creation-date>
    <dc:date>2018-04-23T16:54:04.810926657</dc:date>
    <meta:editing-duration>PT4M40S</meta:editing-duration>
    <meta:editing-cycles>12</meta:editing-cycles>
    <meta:generator>LibreOffice/6.0.3.2$Linux_X86_64 LibreOffice_project/00m0$Build-2</meta:generator>
    <meta:document-statistic meta:table-count="0" meta:image-count="0" meta:object-count="0" meta:page-count="1" meta:paragraph-count="1" meta:word-count="7" meta:character-count="13" meta:non-whitespace-character-count="7"/>
  </office:meta>
</office:document-meta>
</file>